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,Bold" svg:font-family="'TimesNewRoman,Bold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313d9"/>
    </style:style>
    <style:style style:name="P3" style:family="paragraph" style:parent-style-name="Standard">
      <style:paragraph-properties fo:text-align="start" style:justify-single-word="false"/>
      <style:text-properties officeooo:paragraph-rsid="001c0182"/>
    </style:style>
    <style:style style:name="P4" style:family="paragraph" style:parent-style-name="Standard">
      <style:paragraph-properties fo:text-align="start" style:justify-single-word="false"/>
      <style:text-properties officeooo:paragraph-rsid="001df943"/>
    </style:style>
    <style:style style:name="P5" style:family="paragraph" style:parent-style-name="Standard">
      <style:paragraph-properties fo:text-align="start" style:justify-single-word="false"/>
      <style:text-properties officeooo:paragraph-rsid="0020f7fb"/>
    </style:style>
    <style:style style:name="P6" style:family="paragraph" style:parent-style-name="Standard">
      <style:paragraph-properties fo:text-align="center" style:justify-single-word="false"/>
      <style:text-properties officeooo:rsid="001237e8" officeooo:paragraph-rsid="001237e8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fo:language="en" fo:country="none" fo:font-weight="normal" officeooo:rsid="0018e055" officeooo:paragraph-rsid="0018e055" style:font-size-asian="11pt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fo:language="en" fo:country="none" fo:font-weight="normal" officeooo:rsid="0018e055" officeooo:paragraph-rsid="001fde84" style:font-size-asian="11pt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fo:language="en" fo:country="none" fo:font-weight="normal" officeooo:rsid="001fde84" officeooo:paragraph-rsid="001fde84" style:font-size-asian="11p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fo:language="en" fo:country="none" fo:font-weight="bold" officeooo:rsid="0018e055" officeooo:paragraph-rsid="0018e055" style:font-size-asian="11p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fo:language="en" fo:country="none" fo:font-weight="bold" officeooo:rsid="0018e055" officeooo:paragraph-rsid="001df943" style:font-size-asian="11p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officeooo:paragraph-rsid="001fde84" style:font-size-asian="11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0pt" fo:font-weight="normal" officeooo:paragraph-rsid="001c0182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TimesNewRoman" fo:font-size="11pt" style:font-size-asian="11pt"/>
    </style:style>
    <style:style style:name="P15" style:family="paragraph" style:parent-style-name="Standard">
      <style:paragraph-properties fo:text-align="start" style:justify-single-word="false"/>
      <style:text-properties style:font-name="TimesNewRoman" fo:font-size="11pt" officeooo:rsid="001237e8" officeooo:paragraph-rsid="001237e8" style:font-size-asian="11pt"/>
    </style:style>
    <style:style style:name="P16" style:family="paragraph" style:parent-style-name="Standard">
      <style:paragraph-properties fo:text-align="start" style:justify-single-word="false"/>
      <style:text-properties style:font-name="TimesNewRoman" fo:font-size="11pt" style:font-size-asian="11pt"/>
    </style:style>
    <style:style style:name="P17" style:family="paragraph" style:parent-style-name="Standard">
      <style:paragraph-properties fo:text-align="start" style:justify-single-word="false"/>
      <style:text-properties style:font-name="TimesNewRoman" fo:font-size="11pt" officeooo:rsid="00146bca" style:font-size-asian="11pt"/>
    </style:style>
    <style:style style:name="P18" style:family="paragraph" style:parent-style-name="Standard">
      <style:paragraph-properties fo:text-align="start" style:justify-single-word="false"/>
      <style:text-properties style:font-name="TimesNewRoman" fo:font-size="11pt" officeooo:rsid="00197cad" officeooo:paragraph-rsid="00146bca" style:font-size-asian="11pt"/>
    </style:style>
    <style:style style:name="P19" style:family="paragraph" style:parent-style-name="Standard">
      <style:paragraph-properties fo:text-align="start" style:justify-single-word="false"/>
      <style:text-properties style:font-name="TimesNewRoman" fo:font-size="11pt" fo:font-weight="bold" officeooo:rsid="001237e8" style:font-size-asian="11pt" style:font-weight-asian="bold"/>
    </style:style>
    <style:style style:name="P20" style:family="paragraph" style:parent-style-name="Standard">
      <style:paragraph-properties fo:text-align="start" style:justify-single-word="false"/>
      <style:text-properties style:font-name="TimesNewRoman,Bold" fo:font-size="11pt" fo:font-weight="bold" officeooo:rsid="001237e8" style:font-size-asian="11pt" style:font-weight-asian="bold"/>
    </style:style>
    <style:style style:name="P21" style:family="paragraph" style:parent-style-name="Standard">
      <style:paragraph-properties fo:text-align="start" style:justify-single-word="false"/>
      <style:text-properties style:font-name="TimesNewRoman,Bold" fo:font-size="10pt" fo:font-weight="bold" style:font-size-asian="10pt" style:font-weight-asian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1pt" fo:language="en" fo:country="none" style:font-size-asian="11pt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officeooo:paragraph-rsid="001313d9"/>
    </style:style>
    <style:style style:name="P25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officeooo:paragraph-rsid="00152661"/>
    </style:style>
    <style:style style:name="P26" style:family="paragraph" style:parent-style-name="Standard">
      <style:paragraph-properties fo:text-align="start" style:justify-single-word="false"/>
      <style:text-properties style:font-name="TimesNewRoman" fo:font-size="11pt" fo:language="en" fo:country="none" fo:font-weight="normal" officeooo:rsid="0018e055" officeooo:paragraph-rsid="001df943" style:font-size-asian="11pt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NewRoman" fo:font-size="11pt" officeooo:rsid="00146bca" style:font-size-asian="11pt"/>
    </style:style>
    <style:style style:name="P28" style:family="paragraph" style:parent-style-name="Standard">
      <style:paragraph-properties fo:text-align="start" style:justify-single-word="false"/>
      <style:text-properties style:font-name="TimesNewRoman" fo:font-size="11pt" officeooo:rsid="0020f7fb" officeooo:paragraph-rsid="0020f7fb" style:font-size-asian="11pt"/>
    </style:style>
    <style:style style:name="P29" style:family="paragraph" style:parent-style-name="Standard">
      <style:paragraph-properties fo:text-align="start" style:justify-single-word="false"/>
      <style:text-properties style:font-name="TimesNewRoman,Bold" fo:font-size="10pt" fo:font-weight="bold" style:font-size-asian="10pt" style:font-weight-asian="bold"/>
    </style:style>
    <style:style style:name="P30" style:family="paragraph" style:parent-style-name="Standard">
      <style:paragraph-properties fo:text-align="center" style:justify-single-word="false"/>
      <style:text-properties officeooo:rsid="001237e8" officeooo:paragraph-rsid="0021d6c0"/>
    </style:style>
    <style:style style:name="T1" style:family="text">
      <style:text-properties style:font-name="TimesNewRoman" fo:font-size="11pt" style:font-size-asian="11pt"/>
    </style:style>
    <style:style style:name="T2" style:family="text">
      <style:text-properties style:font-name="TimesNewRoman" fo:font-size="11pt" officeooo:rsid="001313d9" style:font-size-asian="11pt"/>
    </style:style>
    <style:style style:name="T3" style:family="text">
      <style:text-properties style:font-name="TimesNewRoman" fo:font-size="11pt" officeooo:rsid="00146bca" style:font-size-asian="11pt"/>
    </style:style>
    <style:style style:name="T4" style:family="text">
      <style:text-properties style:font-name="TimesNewRoman" fo:font-size="11pt" officeooo:rsid="00152661" style:font-size-asian="11pt"/>
    </style:style>
    <style:style style:name="T5" style:family="text">
      <style:text-properties style:font-name="TimesNewRoman" fo:font-size="11pt" officeooo:rsid="00170eeb" style:font-size-asian="11pt"/>
    </style:style>
    <style:style style:name="T6" style:family="text">
      <style:text-properties style:font-name="TimesNewRoman" fo:font-size="11pt" officeooo:rsid="0018e055" style:font-size-asian="11pt"/>
    </style:style>
    <style:style style:name="T7" style:family="text">
      <style:text-properties style:font-name="TimesNewRoman" fo:font-size="11pt" officeooo:rsid="001916ef" style:font-size-asian="11pt"/>
    </style:style>
    <style:style style:name="T8" style:family="text">
      <style:text-properties style:font-name="TimesNewRoman" fo:font-size="11pt" officeooo:rsid="00196f12" style:font-size-asian="11pt"/>
    </style:style>
    <style:style style:name="T9" style:family="text">
      <style:text-properties style:font-name="TimesNewRoman" fo:font-size="11pt" officeooo:rsid="00197cad" style:font-size-asian="11pt"/>
    </style:style>
    <style:style style:name="T10" style:family="text">
      <style:text-properties style:font-name="TimesNewRoman" fo:font-size="11pt" officeooo:rsid="001a3f4a" style:font-size-asian="11pt"/>
    </style:style>
    <style:style style:name="T11" style:family="text">
      <style:text-properties style:font-name="TimesNewRoman" fo:font-size="11pt" officeooo:rsid="001fde84" style:font-size-asian="11pt"/>
    </style:style>
    <style:style style:name="T12" style:family="text">
      <style:text-properties style:font-name="TimesNewRoman" fo:font-size="11pt" officeooo:rsid="0020f7fb" style:font-size-asian="11pt"/>
    </style:style>
    <style:style style:name="T13" style:family="text">
      <style:text-properties style:font-name="TimesNewRoman" fo:font-size="11pt" officeooo:rsid="002161c1" style:font-size-asian="11pt"/>
    </style:style>
    <style:style style:name="T14" style:family="text">
      <style:text-properties style:font-name="TimesNewRoman" fo:font-size="11pt" officeooo:rsid="0021d6c0" style:font-size-asian="11pt"/>
    </style:style>
    <style:style style:name="T15" style:family="text">
      <style:text-properties style:font-name="TimesNewRoman" fo:font-size="11pt" fo:font-weight="normal" style:font-size-asian="11pt" style:font-weight-asian="normal" style:font-weight-complex="normal"/>
    </style:style>
    <style:style style:name="T16" style:family="text">
      <style:text-properties style:font-name="TimesNewRoman" fo:font-size="11pt" fo:font-weight="normal" officeooo:rsid="0018e055" style:font-size-asian="11pt" style:font-weight-asian="normal" style:font-weight-complex="normal"/>
    </style:style>
    <style:style style:name="T17" style:family="text">
      <style:text-properties style:font-name="TimesNewRoman" fo:font-size="10pt" style:font-size-asian="10pt"/>
    </style:style>
    <style:style style:name="T18" style:family="text">
      <style:text-properties style:font-name="TimesNewRoman" fo:font-size="10pt" officeooo:rsid="00152661" style:font-size-asian="10pt"/>
    </style:style>
    <style:style style:name="T19" style:family="text">
      <style:text-properties style:font-name="TimesNewRoman" fo:font-size="10pt" officeooo:rsid="001c0182" style:font-size-asian="10pt"/>
    </style:style>
    <style:style style:name="T20" style:family="text">
      <style:text-properties style:font-name="TimesNewRoman" fo:font-size="10pt" officeooo:rsid="001df943" style:font-size-asian="10pt"/>
    </style:style>
    <style:style style:name="T21" style:family="text">
      <style:text-properties style:font-name="TimesNewRoman" fo:font-size="10pt" officeooo:rsid="001fde84" style:font-size-asian="10pt"/>
    </style:style>
    <style:style style:name="T22" style:family="text">
      <style:text-properties style:font-name="TimesNewRoman" fo:font-size="10pt" fo:font-weight="bold" style:font-size-asian="10pt" style:font-weight-asian="bold" style:font-weight-complex="bold"/>
    </style:style>
    <style:style style:name="T23" style:family="text">
      <style:text-properties style:font-name="TimesNewRoman" fo:font-size="10pt" fo:font-weight="bold" officeooo:rsid="00170eeb" style:font-size-asian="10pt" style:font-weight-asian="bold" style:font-weight-complex="bold"/>
    </style:style>
    <style:style style:name="T24" style:family="text">
      <style:text-properties style:font-name="TimesNewRoman" fo:font-size="10pt" fo:font-weight="bold" officeooo:rsid="001c0182" style:font-size-asian="10pt" style:font-weight-asian="bold" style:font-weight-complex="bold"/>
    </style:style>
    <style:style style:name="T25" style:family="text">
      <style:text-properties style:font-name="TimesNewRoman" fo:font-size="10pt" fo:font-weight="bold" style:font-size-asian="10pt" style:font-weight-asian="bold" style:font-size-complex="10pt" style:font-weight-complex="bold"/>
    </style:style>
    <style:style style:name="T26" style:family="text">
      <style:text-properties style:font-name="TimesNewRoman" fo:font-size="10pt" fo:font-weight="bold" officeooo:rsid="0019c421" style:font-size-asian="10pt" style:font-weight-asian="bold" style:font-size-complex="10pt" style:font-weight-complex="bold"/>
    </style:style>
    <style:style style:name="T27" style:family="text">
      <style:text-properties style:font-name="TimesNewRoman" fo:font-size="10pt" fo:font-weight="normal" style:font-size-asian="10pt" style:font-weight-asian="normal" style:font-weight-complex="normal"/>
    </style:style>
    <style:style style:name="T28" style:family="text">
      <style:text-properties style:font-name="TimesNewRoman" fo:font-size="10pt" fo:font-weight="normal" officeooo:rsid="001fde84" style:font-size-asian="10pt" style:font-weight-asian="normal" style:font-weight-complex="normal"/>
    </style:style>
    <style:style style:name="T29" style:family="text">
      <style:text-properties style:font-name="TimesNewRoman" fo:font-size="10pt" fo:font-weight="normal" style:font-size-asian="10pt" style:font-weight-asian="normal" style:font-size-complex="10pt" style:font-weight-complex="normal"/>
    </style:style>
    <style:style style:name="T30" style:family="text">
      <style:text-properties style:font-name="TimesNewRoman" fo:language="en" fo:country="none"/>
    </style:style>
    <style:style style:name="T31" style:family="text">
      <style:text-properties style:font-name="TimesNewRoman" fo:language="en" fo:country="none" fo:font-weight="bold" style:font-weight-asian="bold" style:font-weight-complex="bold"/>
    </style:style>
    <style:style style:name="T32" style:family="text">
      <style:text-properties style:font-name="TimesNewRoman" fo:font-weight="normal" style:font-weight-asian="normal" style:font-weight-complex="normal"/>
    </style:style>
    <style:style style:name="T33" style:family="text">
      <style:text-properties style:font-name="TimesNewRoman" fo:font-weight="normal" officeooo:rsid="001df943" style:font-weight-asian="normal" style:font-weight-complex="normal"/>
    </style:style>
    <style:style style:name="T34" style:family="text">
      <style:text-properties style:font-name="TimesNewRoman" fo:font-weight="normal" officeooo:rsid="001313d9" style:font-weight-asian="normal" style:font-weight-complex="normal"/>
    </style:style>
    <style:style style:name="T35" style:family="text">
      <style:text-properties style:font-name="TimesNewRoman,Bold"/>
    </style:style>
    <style:style style:name="T36" style:family="text">
      <style:text-properties style:font-name="TimesNewRoman,Bold" fo:font-size="11pt" fo:font-weight="bold" style:font-size-asian="11pt" style:font-weight-asian="bold"/>
    </style:style>
    <style:style style:name="T37" style:family="text">
      <style:text-properties style:font-name="TimesNewRoman,Bold" fo:font-size="11pt" fo:font-weight="bold" officeooo:rsid="00152661" style:font-size-asian="11pt" style:font-weight-asian="bold"/>
    </style:style>
    <style:style style:name="T38" style:family="text">
      <style:text-properties style:font-name="TimesNewRoman,Bold" fo:font-size="11pt" fo:font-weight="bold" officeooo:rsid="0019c421" style:font-size-asian="11pt" style:font-weight-asian="bold"/>
    </style:style>
    <style:style style:name="T39" style:family="text">
      <style:text-properties style:font-name="TimesNewRoman,Bold" fo:font-size="11pt" fo:font-weight="bold" officeooo:rsid="001df943" style:font-size-asian="11pt" style:font-weight-asian="bold"/>
    </style:style>
    <style:style style:name="T40" style:family="text">
      <style:text-properties style:font-name="TimesNewRoman,Bold" fo:font-size="11pt" fo:font-weight="bold" officeooo:rsid="001fde84" style:font-size-asian="11pt" style:font-weight-asian="bold"/>
    </style:style>
    <style:style style:name="T41" style:family="text">
      <style:text-properties style:font-name="TimesNewRoman,Bold" fo:font-size="11pt" fo:font-weight="bold" officeooo:rsid="0020f7fb" style:font-size-asian="11pt" style:font-weight-asian="bold"/>
    </style:style>
    <style:style style:name="T42" style:family="text">
      <style:text-properties style:font-name="TimesNewRoman,Bold" fo:font-size="11pt" fo:font-weight="normal" officeooo:rsid="0018e055" style:font-size-asian="11pt" style:font-weight-asian="normal" style:font-weight-complex="normal"/>
    </style:style>
    <style:style style:name="T43" style:family="text">
      <style:text-properties style:font-name="TimesNewRoman,Bold" fo:font-size="11pt" fo:font-weight="normal" officeooo:rsid="001916ef" style:font-size-asian="11pt" style:font-weight-asian="normal" style:font-weight-complex="normal"/>
    </style:style>
    <style:style style:name="T44" style:family="text">
      <style:text-properties style:font-name="TimesNewRoman,Bold" fo:font-size="11pt" fo:font-weight="normal" officeooo:rsid="001c0182" style:font-size-asian="11pt" style:font-weight-asian="normal" style:font-weight-complex="normal"/>
    </style:style>
    <style:style style:name="T45" style:family="text">
      <style:text-properties style:font-name="TimesNewRoman,Bold" fo:font-size="10pt" fo:font-weight="bold" style:font-size-asian="10pt" style:font-weight-asian="bold"/>
    </style:style>
    <style:style style:name="T46" style:family="text">
      <style:text-properties style:font-name="TimesNewRoman,Bold" fo:font-size="10pt" fo:font-weight="bold" officeooo:rsid="00170eeb" style:font-size-asian="10pt" style:font-weight-asian="bold"/>
    </style:style>
    <style:style style:name="T47" style:family="text">
      <style:text-properties style:font-name="TimesNewRoman,Bold" fo:font-size="10pt" fo:font-weight="bold" officeooo:rsid="001a3f4a" style:font-size-asian="10pt" style:font-weight-asian="bold"/>
    </style:style>
    <style:style style:name="T48" style:family="text">
      <style:text-properties style:font-name="TimesNewRoman,Bold" fo:font-size="10pt" fo:font-weight="bold" style:font-size-asian="10pt" style:font-weight-asian="bold" style:font-size-complex="10pt" style:font-weight-complex="bold"/>
    </style:style>
    <style:style style:name="T49" style:family="text">
      <style:text-properties style:font-name="TimesNewRoman,Bold" fo:language="en" fo:country="none" fo:font-weight="bold" style:font-weight-asian="bold" style:font-weight-complex="bold"/>
    </style:style>
    <style:style style:name="T50" style:family="text">
      <style:text-properties style:font-name="TimesNewRoman,Bold" officeooo:rsid="0019c421"/>
    </style:style>
    <style:style style:name="T51" style:family="text">
      <style:text-properties style:font-name="TimesNewRoman,Bold" officeooo:rsid="0020f7fb"/>
    </style:style>
    <style:style style:name="T52" style:family="text">
      <style:text-properties style:text-position="super 58%" style:font-name="TimesNewRoman" fo:font-size="11pt" style:font-size-asian="11pt"/>
    </style:style>
    <style:style style:name="T53" style:family="text">
      <style:text-properties style:text-position="super 58%" style:font-name="TimesNewRoman" fo:font-size="11pt" officeooo:rsid="0020f7fb" style:font-size-asian="11pt"/>
    </style:style>
    <style:style style:name="T54" style:family="text">
      <style:text-properties style:text-position="super 58%" style:font-name="TimesNewRoman" fo:font-size="11pt" officeooo:rsid="0021d6c0" style:font-size-asian="11pt"/>
    </style:style>
    <style:style style:name="T55" style:family="text">
      <style:text-properties style:font-name="Calibri" fo:font-size="11pt" fo:language="en" fo:country="none" fo:font-weight="bold" style:font-size-asian="11pt" style:font-weight-asian="bold" style:font-weight-complex="bold"/>
    </style:style>
    <style:style style:name="T56" style:family="text">
      <style:text-properties style:font-name="Calibri" fo:font-size="11pt" fo:language="en" fo:country="none" fo:font-weight="bold" officeooo:rsid="001c0182" style:font-size-asian="11pt" style:font-weight-asian="bold" style:font-weight-complex="bold"/>
    </style:style>
    <style:style style:name="T57" style:family="text">
      <style:text-properties fo:language="en" fo:country="none"/>
    </style:style>
    <style:style style:name="T58" style:family="text">
      <style:text-properties fo:language="en" fo:country="none" fo:font-weight="bold" style:font-weight-asian="bold" style:font-weight-complex="bold"/>
    </style:style>
    <style:style style:name="T59" style:family="text">
      <style:text-properties fo:language="en" fo:country="none" officeooo:rsid="001313d9"/>
    </style:style>
    <style:style style:name="T60" style:family="text">
      <style:text-properties fo:language="en" fo:country="none" fo:font-weight="normal" officeooo:rsid="0018e055" style:font-weight-asian="normal" style:font-weight-complex="normal"/>
    </style:style>
    <style:style style:name="T61" style:family="text">
      <style:text-properties fo:language="en" fo:country="none" fo:font-weight="normal" officeooo:rsid="001fde84" style:font-weight-asian="normal" style:font-weight-complex="normal"/>
    </style:style>
    <style:style style:name="T6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63" style:family="text">
      <style:text-properties style:font-name="Times New Roman" fo:font-size="10pt" fo:font-weight="bold" officeooo:rsid="0019c421" style:font-size-asian="10pt" style:font-weight-asian="bold" style:font-size-complex="10pt" style:font-weight-complex="bold"/>
    </style:style>
    <style:style style:name="T64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65" style:family="text">
      <style:text-properties style:font-name="Times New Roman" fo:font-size="10pt" fo:language="en" fo:country="none" fo:font-weight="bold" style:font-size-asian="10pt" style:font-weight-asian="bold" style:font-size-complex="10pt" style:font-weight-complex="bold"/>
    </style:style>
    <style:style style:name="T66" style:family="text">
      <style:text-properties style:font-name="Times New Roman" fo:font-size="10pt" fo:language="en" fo:country="none" fo:font-weight="normal" style:font-size-asian="10pt" style:font-weight-asian="normal" style:font-size-complex="10pt" style:font-weight-complex="normal"/>
    </style:style>
    <style:style style:name="T67" style:family="text">
      <style:text-properties officeooo:rsid="00152661"/>
    </style:style>
    <style:style style:name="T68" style:family="text">
      <style:text-properties officeooo:rsid="00196f12"/>
    </style:style>
    <style:style style:name="T69" style:family="text">
      <style:text-properties officeooo:rsid="001c0182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1fde84" style:font-weight-asian="normal" style:font-weight-complex="normal"/>
    </style:style>
    <style:style style:name="T72" style:family="text">
      <style:text-properties officeooo:rsid="001fde84"/>
    </style:style>
    <style:style style:name="T73" style:family="text">
      <style:text-properties officeooo:rsid="0020f7fb"/>
    </style:style>
    <style:style style:name="T74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Trabalho de Inteligência Computacional - <text:s/>(INDIVIDUAL – </text:span><text:span text:style-name="T10">9</text:span><text:span text:style-name="T7"> Ptos</text:span><text:span text:style-name="T1">) </text:span></text:p>
      <text:p text:style-name="P30"><text:span text:style-name="T14">Obs: 1 Ponto já foi distribuído na 1</text:span><text:span text:style-name="T54">a</text:span><text:span text:style-name="T14"> tarefa entregue em sala</text:span></text:p>
      <text:p text:style-name="P6"><text:span text:style-name="T1">Apresentação: </text:span><text:span text:style-name="T13">29</text:span><text:span text:style-name="T1">/</text:span><text:span text:style-name="T3">0</text:span><text:span text:style-name="T13">9</text:span><text:span text:style-name="T3"> </text:span><text:span text:style-name="T8">(</text:span><text:span text:style-name="T10">quinta</text:span><text:span text:style-name="T8">)</text:span></text:p>
      <text:p text:style-name="P15"/>
      <text:p text:style-name="P1"><text:span text:style-name="T1">1) Tema: </text:span><text:span text:style-name="T36">Implementar um algoritmo genético para resolver problemas de cript</text:span><text:span text:style-name="T37">o</text:span><text:span text:style-name="T36">aritmética</text:span><text:span text:style-name="T1">. Considere as seguintes operações aritméticas, onde os dígitos foram substituídos por letras:</text:span></text:p>
      <text:p text:style-name="P16"><text:tab/> <text:s text:c="2"/>SEND <text:tab/> <text:s text:c="2"/>EAT <text:tab/><text:tab/> <text:s text:c="2"/>CROSS <text:tab/> <text:s text:c="2"/>COCA <text:tab/> <text:s text:c="2"/>DONALD</text:p>
      <text:p text:style-name="P16"><text:tab/>+ MORE <text:tab/>+ THAT <text:tab/>+ ROADS <text:tab/>+ COLA <text:tab/>+ GERALD</text:p>
      <text:p text:style-name="P16"><text:tab/>= MONEY <text:tab/>= APPLE <text:tab/>= DANGER <text:tab/>= OASIS <text:tab/>= ROBERT</text:p>
      <text:p text:style-name="P16"/>
      <text:p text:style-name="P16">Deseja-se determinar o valor associado a cada letra para que as operações sejam verdadeiras. Caso uma letra</text:p>
      <text:p text:style-name="P16">ocorra mais de uma vez na mesma operação, ela deve ser associada sempre a um mesmo dígito. Duas letras</text:p>
      <text:p text:style-name="P16">diferentes não podem ser associadas ao mesmo número.</text:p>
      <text:p text:style-name="P16"><text:span text:style-name="T68">I</text:span>mplementa<text:span text:style-name="T68">r</text:span> um algoritmo genético que, quando apresentado a um problema de cript<text:span text:style-name="T67">o</text:span>aritmética, resolva-o apresentando como resultado, cada letra envolvida e seu dígito numérico correspondente. Os exemplos acima são apenas alguns, entre inúmeros outros possíveis.</text:p>
      <text:p text:style-name="P20"/>
      <text:p text:style-name="P19"/>
      <text:p text:style-name="P16">2) Experimentos <text:span text:style-name="T73">em 4 etapas:</text:span></text:p>
      <text:p text:style-name="P16"/>
      <text:p text:style-name="P1"><text:span text:style-name="T38">1</text:span><text:span text:style-name="T41">a</text:span><text:span text:style-name="T36">) </text:span><text:span text:style-name="T42">Executar o AG </text:span><text:span text:style-name="T44">no primeiro</text:span><text:span text:style-name="T42"> problema </text:span><text:span text:style-name="T44">(SEND+MORE=MONEY)</text:span><text:span text:style-name="T15">, adota</text:span><text:span text:style-name="T16">ndo</text:span><text:span text:style-name="T15"> algumas especificações fixas:</text:span></text:p>
      <text:p text:style-name="P22"/>
      <text:p text:style-name="P13">- <text:span text:style-name="T57">Indivíduo: vetor de inteiros de tamanh</text:span><text:span text:style-name="T59">o: </text:span><text:span text:style-name="T58">10</text:span></text:p>
      <text:p text:style-name="P13"><text:span text:style-name="T31">- </text:span><text:span text:style-name="T30">Geração da população inicial:</text:span><text:span text:style-name="T31"> </text:span><text:span text:style-name="T49">aleatória não permitindo repetições</text:span><text:span text:style-name="T31">;</text:span></text:p>
      <text:p text:style-name="P3"><text:span text:style-name="T66">- Função de avaliação (Fitness): </text:span><text:span text:style-name="T65">|(SEND+MORE)-MONEY|</text:span></text:p>
      <text:p text:style-name="P3"><text:span text:style-name="T17">- </text:span><text:span text:style-name="T64">Tamanho da população: </text:span><text:span text:style-name="T63">10</text:span><text:span text:style-name="T62">0</text:span></text:p>
      <text:p text:style-name="P3"><text:span text:style-name="T25">- </text:span><text:span text:style-name="T29">Número de gerações:</text:span><text:span text:style-name="T25"> </text:span><text:span text:style-name="T26">5</text:span><text:span text:style-name="T48">0</text:span></text:p>
      <text:p text:style-name="P25"><text:span text:style-name="T65">- </text:span><text:span text:style-name="T66">Método de mutação: </text:span><text:span text:style-name="T65">troca de 2 posições no vetor, dentre as 10 possíveis</text:span></text:p>
      <text:p text:style-name="P1"><text:span text:style-name="T17">Utilizando essas especificações </text:span><text:span text:style-name="T18">fixas</text:span><text:span text:style-name="T17"> acima, a</text:span><text:span text:style-name="T1">valiar </text:span><text:span text:style-name="T4">algumas</text:span><text:span text:style-name="T1"> opções de </text:span><text:span text:style-name="T4">métodos </text:span><text:span text:style-name="T5">para três etapas do AG (sleção de pais, crossover e reinserção)</text:span><text:span text:style-name="T1">:</text:span></text:p>
      <text:p text:style-name="P3"><text:span text:style-name="T17">- Taxa de crossover: </text:span><text:span text:style-name="T24">(TC1)</text:span><text:span text:style-name="T19"> </text:span><text:span text:style-name="T45">60</text:span><text:span text:style-name="T17">%,</text:span><text:span text:style-name="T22"> </text:span><text:span text:style-name="T24">(TC2) 80%</text:span></text:p>
      <text:p text:style-name="P3"><text:span text:style-name="T17">- Taxa de mutação: </text:span><text:span text:style-name="T24">(TM1) 5%</text:span><text:span text:style-name="T19">, </text:span><text:span text:style-name="T24">(TM2)</text:span><text:span text:style-name="T19"> </text:span><text:span text:style-name="T47">10</text:span><text:span text:style-name="T17">%</text:span></text:p>
      <text:p text:style-name="P2"><text:span text:style-name="T17">- Método para seleção dos pares: </text:span><text:span text:style-name="T22">(</text:span><text:span text:style-name="T23">S</text:span><text:span text:style-name="T22">1) Roleta</text:span><text:span text:style-name="T17"> </text:span><text:span text:style-name="T22">(</text:span><text:span text:style-name="T23">S</text:span><text:span text:style-name="T22">2)</text:span><text:span text:style-name="T17"> </text:span><text:span text:style-name="T45">Torneio de tamanho 3</text:span></text:p>
      <text:p text:style-name="P1"><text:span text:style-name="T17">- Tipo de crossover: </text:span><text:span text:style-name="T22">(</text:span><text:span text:style-name="T23">C</text:span><text:span text:style-name="T22">1)</text:span><text:span text:style-name="T17"> </text:span><text:span text:style-name="T45">Crossover cíclico </text:span><text:span text:style-name="T22">(</text:span><text:span text:style-name="T23">C</text:span><text:span text:style-name="T22">2) Crossover PMX.</text:span></text:p>
      <text:p text:style-name="P24"><text:span text:style-name="T65">- </text:span><text:span text:style-name="T17">Método para reinserção da população</text:span><text:span text:style-name="T45">: (</text:span><text:span text:style-name="T46">R</text:span><text:span text:style-name="T45">1) Reinserção ordenada (melhores entre pais e filhos) </text:span><text:span text:style-name="T22">(</text:span><text:span text:style-name="T23">R</text:span><text:span text:style-name="T22">2) </text:span><text:span text:style-name="T55">Reinserção pura com elitismo de 20% </text:span><text:span text:style-name="T56">(nesse caso, a taxa de crossover é 80%)</text:span></text:p>
      <text:p text:style-name="P8">Executar o AG 1000 vezes para cada configuração (das <text:span text:style-name="T69">24</text:span> combinações de métodos possíveis) para <text:span text:style-name="T69">o</text:span> <text:span text:style-name="T69">primeiro</text:span> problema. Avaliar comparativamente os resultados obtidos, buscando selecionar a<text:span text:style-name="T69">s quatro</text:span> melhor<text:span text:style-name="T69">es</text:span> configuraç<text:span text:style-name="T69">ões. </text:span>Parâmetros importantes nessa avaliação: percentual de convergência (para uma solução válida) e tempo de execução. <text:span text:style-name="T72">Justificar no relatório o motivo da escolha das 4 melhores configurações.</text:span></text:p>
      <text:p text:style-name="P10"/>
      <text:p text:style-name="P11"><text:span text:style-name="T50">2</text:span><text:span text:style-name="T51">a</text:span><text:span text:style-name="T35">) </text:span><text:span text:style-name="T32">Para a</text:span><text:span text:style-name="T33">s 4</text:span><text:span text:style-name="T32"> melhor</text:span><text:span text:style-name="T33">es</text:span><text:span text:style-name="T32"> configuraç</text:span><text:span text:style-name="T33">ões selecionadas</text:span><text:span text:style-name="T32"> na etapa anterior </text:span><text:span text:style-name="T33">utilizando-se apenas o primeiro problema</text:span><text:span text:style-name="T32">, </text:span><text:span text:style-name="T33">repetir as execuções para agora selecionar a melhor configuração </text:span><text:span text:style-name="T34">considerando-se os cinco problemas. </text:span><text:span text:style-name="T33">Ou seja, realizar 1000 execuções de cada configuração selecionada para os 5 problemas. Ao final, decidir qual é a melhor configuração. </text:span><text:span text:style-name="T70">Parâmetros importantes nessa avaliação: percentual de convergência (para uma solução válida) e tempo de execução. </text:span><text:span text:style-name="T71">Justificar no relatório o motivo da escolha da melhor configuração.</text:span></text:p>
      <text:p text:style-name="P26"/>
      <text:p text:style-name="P1"><text:span text:style-name="T39">3</text:span><text:span text:style-name="T41">a</text:span><text:span text:style-name="T36">) </text:span><text:span text:style-name="T1">Para </text:span><text:span text:style-name="T6">a melhor configuração</text:span><text:span text:style-name="T1"> na etapa anterior </text:span><text:span text:style-name="T2">(considerando-se os cinco problemas)</text:span><text:span text:style-name="T1">, </text:span><text:span text:style-name="T11">realizar</text:span><text:span text:style-name="T1"> algumas variações n</text:span><text:span text:style-name="T6">os parâmetros </text:span><text:span text:style-name="T11">para obter uma nova configuração:</text:span></text:p>
      <text:p text:style-name="P1"><text:span text:style-name="T17">- Tamanho da população: </text:span><text:span text:style-name="T21">dobrar a população (Tpop=200)</text:span></text:p>
      <text:p text:style-name="P1"><text:span text:style-name="T17">- Número de gerações: </text:span><text:span text:style-name="T28">dobrar o número de gerações (Nger=100)</text:span></text:p>
      <text:p text:style-name="P4"><text:span text:style-name="T17">- Taxa de mutação: </text:span><text:span text:style-name="T20">aumentar 1</text:span><text:span text:style-name="T21">5</text:span><text:span text:style-name="T20">% </text:span><text:span text:style-name="T21">(valor atual + 15%)</text:span></text:p>
      <text:p text:style-name="P12"><text:span text:style-name="T60">Executar o AG 1000 vezes </text:span><text:span text:style-name="T61">com essa nova configuração </text:span><text:span text:style-name="T60">para cada um dos cinco problemas. </text:span><text:span text:style-name="T61">Registre esses valores em uma tabela, assim como o tempo de execução médio de cada problema.</text:span></text:p>
      <text:p text:style-name="P9"><text:soft-page-break/>Depois, tente melhorar esses resultados (pode ser criativo nessa etapa, provocando alterações nos métodos, <text:span text:style-name="T73">apenas a função de avaliação não deve ser alterada</text:span>), mas sem aumentar significativamente o tempo médio de execução (no máximo 10% de acréscimo). Apresente ao final os resultados obtidos com essa nova variação, especificando no relatório quais foram as alterações avaliadas. Faça uma comparação com os resultados obtidos com a especificação inicial dessa etapa e avalie se houve melhoria nos resultados, justificando <text:span text:style-name="T73">no relatório</text:span>.</text:p>
      <text:p text:style-name="P7"/>
      <text:p text:style-name="P23"><text:span text:style-name="T40">4</text:span><text:span text:style-name="T41">a</text:span><text:span text:style-name="T36">) </text:span><text:span text:style-name="T42">Elaborar e avaliar </text:span><text:span text:style-name="T43">uma nova função de avaliação</text:span><text:span text:style-name="T27"> que considere a soma dígito a dígito. </text:span></text:p>
      <text:p text:style-name="P21"/>
      <text:p text:style-name="P21"/>
      <text:p text:style-name="P1"><text:span text:style-name="T12">3</text:span><text:span text:style-name="T1">) Na entrega, além da execução do programa, deve-se apresentar um relatório contendo </text:span><text:span text:style-name="T3">os seguintes resultados.</text:span></text:p>
      <text:p text:style-name="P17"/>
      <text:p text:style-name="P1"><text:span text:style-name="T10">a. </text:span><text:span text:style-name="T12">Na</text:span><text:span text:style-name="T10"> 1</text:span><text:span text:style-name="T53">a</text:span><text:span text:style-name="T12"> etapa</text:span><text:span text:style-name="T1">: realizar 100</text:span><text:span text:style-name="T2">0</text:span><text:span text:style-name="T1"> execuções para cada configuração dos parâmetros do AG, </text:span><text:span text:style-name="T12">para o problema SEND+MORE=MONEY</text:span><text:span text:style-name="T1">. Apresentar </text:span><text:span text:style-name="T12">em tabelas: a taxa de convergência (para uma solução válida)</text:span><text:span text:style-name="T1"> encontrado em cada experimento e </text:span><text:span text:style-name="T12">o tempo médio</text:span><text:span text:style-name="T1"> das execuções. </text:span><text:span text:style-name="T3">Justificar a escolha da</text:span><text:span text:style-name="T12">s</text:span><text:span text:style-name="T3"> melhor</text:span><text:span text:style-name="T12">es</text:span><text:span text:style-name="T3"> variaç</text:span><text:span text:style-name="T12">ões</text:span><text:span text:style-name="T3">.</text:span></text:p>
      <text:p text:style-name="P16"/>
      <text:p text:style-name="P1"><text:span text:style-name="T10">b</text:span><text:span text:style-name="T1">. </text:span><text:span text:style-name="T12">Na </text:span><text:span text:style-name="T10">2</text:span><text:span text:style-name="T53">a</text:span><text:span text:style-name="T12"> etapa</text:span><text:span text:style-name="T1">: realizar 100</text:span><text:span text:style-name="T2">0</text:span><text:span text:style-name="T1"> execuções para cada </text:span><text:span text:style-name="T12">especificação</text:span><text:span text:style-name="T1">, para cada um dos 5 problemas</text:span></text:p>
      <text:p text:style-name="P5"><text:span text:style-name="T1">acima. No final, escolher a melhor variação. Apresentar </text:span><text:span text:style-name="T12">em tabelas: a taxa de convergência (para uma solução válida)</text:span><text:span text:style-name="T1"> encontrado em cada experimento e </text:span><text:span text:style-name="T12">o tempo médio</text:span><text:span text:style-name="T1"> das execuções. </text:span><text:span text:style-name="T3">Justificar a escolha da melhor variação.</text:span></text:p>
      <text:p text:style-name="P16"/>
      <text:p text:style-name="P5"><text:span text:style-name="T10">c</text:span><text:span text:style-name="T3">. </text:span><text:span text:style-name="T12">Na</text:span><text:span text:style-name="T10"> 3</text:span><text:span text:style-name="T53">a</text:span><text:span text:style-name="T12"> etapa</text:span><text:span text:style-name="T1">: realizar 100</text:span><text:span text:style-name="T2">0</text:span><text:span text:style-name="T1"> execuções para </text:span><text:span text:style-name="T12">a especificação inicial e para a especificação</text:span><text:span text:style-name="T3"> final </text:span><text:span text:style-name="T12">adotada</text:span><text:span text:style-name="T1">, para cada um dos 5 problemas acima. Apresentar </text:span><text:span text:style-name="T12">em tabelas: a taxa de convergência (para uma solução válida)</text:span><text:span text:style-name="T1"> encontrado em cada experimento e </text:span><text:span text:style-name="T12">o tempo médio</text:span><text:span text:style-name="T1"> das execuções. </text:span><text:span text:style-name="T12">E</text:span><text:span text:style-name="T3">xplica</text:span><text:span text:style-name="T12">r</text:span><text:span text:style-name="T3"> quais foram as variações que foram avaliadas para se chegar n</text:span><text:span text:style-name="T12">a especificação</text:span><text:span text:style-name="T3"> final, justificando-</text:span><text:span text:style-name="T12">as</text:span></text:p>
      <text:p text:style-name="P28"/>
      <text:p text:style-name="P5"><text:span text:style-name="T12">d. Na 4</text:span><text:span text:style-name="T53">a</text:span><text:span text:style-name="T12"> etapa</text:span><text:span text:style-name="T3">: realizar 100</text:span><text:span text:style-name="T2">0</text:span><text:span text:style-name="T3"> execuções para </text:span><text:span text:style-name="T12">a especificação com a nova função de avaliação</text:span><text:span text:style-name="T3">, para cada um dos 5 problemas acima. </text:span><text:span text:style-name="T9">Apresentar </text:span><text:span text:style-name="T12">em tabelas: a taxa de convergência (para uma solução válida)</text:span><text:span text:style-name="T9"> encontrado em cada experimento e </text:span><text:span text:style-name="T12">o tempo médio</text:span><text:span text:style-name="T9"> das execuções. Destacar a função de avaliação nova, apresentando a diferença de desempenho em relação à função discutida em sala de aula. </text:span></text:p>
      <text:p text:style-name="P18"/>
      <text:p text:style-name="P18"/>
      <text:p text:style-name="P1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,Bold" svg:font-family="'TimesNewRoman,Bold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07:57:29.124000000</meta:creation-date>
    <dc:date>2016-09-20T17:43:02.041000000</dc:date>
    <meta:editing-duration>PT3H37M6S</meta:editing-duration>
    <meta:editing-cycles>15</meta:editing-cycles>
    <meta:generator>LibreOffice/5.1.0.3$Windows_x86 LibreOffice_project/5e3e00a007d9b3b6efb6797a8b8e57b51ab1f737</meta:generator>
    <meta:document-statistic meta:table-count="0" meta:image-count="0" meta:object-count="0" meta:page-count="2" meta:paragraph-count="40" meta:word-count="841" meta:character-count="5483" meta:non-whitespace-character-count="4646"/>
  </office:meta>
</office:document-meta>
</file>